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2.387cm" fo:min-width="4.474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2.391cm" fo:min-width="4.39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f479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f47920" draw:textarea-horizontal-align="justify" draw:textarea-vertical-align="middle" draw:auto-grow-height="false" fo:min-height="4.83cm" fo:min-width="9.15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ffff" draw:marker-start-width="0.359cm" draw:marker-end-width="0.359cm" draw:fill="solid" draw:fill-color="#f4792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ffffff" draw:fill="none" draw:fill-color="#ffffff" fo:min-height="1.187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fo:min-height="2.093cm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fill-color="#ffffff" fo:min-height="1.533cm"/>
      <style:paragraph-properties style:writing-mode="lr-tb"/>
    </style:style>
    <style:style style:name="gr11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ffffff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fo:color="#ffffff" loext:opacity="100%" style:font-name="Roboto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style:font-name="Roboto"/>
    </style:style>
    <style:style style:name="P3" style:family="paragraph">
      <loext:graphic-properties draw:fill="none"/>
      <style:paragraph-properties fo:text-align="center"/>
      <style:text-properties fo:color="#000000" loext:opacity="100%" style:font-name="Roboto"/>
    </style:style>
    <style:style style:name="P4" style:family="paragraph">
      <loext:graphic-properties draw:fill="none"/>
      <style:paragraph-properties fo:text-align="center"/>
      <style:text-properties fo:color="#ffffff" loext:opacity="100%" style:font-name="Roboto"/>
    </style:style>
    <style:style style:name="P5" style:family="paragraph">
      <loext:graphic-properties draw:fill-color="#f47920"/>
      <style:paragraph-properties fo:text-align="center"/>
      <style:text-properties style:font-name="Roboto" fo:font-size="24pt"/>
    </style:style>
    <style:style style:name="P6" style:family="paragraph">
      <loext:graphic-properties draw:fill="solid" draw:fill-color="#f47920"/>
      <style:paragraph-properties fo:text-align="center"/>
      <style:text-properties style:font-name="Roboto" fo:font-size="24pt"/>
    </style:style>
    <style:style style:name="P7" style:family="paragraph">
      <loext:graphic-properties draw:fill="none" draw:fill-color="#ffffff"/>
      <style:paragraph-properties style:writing-mode="lr-tb"/>
      <style:text-properties style:font-name="Roboto" fo:font-size="24pt" fo:font-weight="bold"/>
    </style:style>
    <style:style style:name="P8" style:family="paragraph">
      <style:paragraph-properties fo:text-align="center" style:writing-mode="lr-tb"/>
      <style:text-properties fo:color="#ffffff" loext:opacity="100%" style:font-name="Roboto" fo:font-weight="bold"/>
    </style:style>
    <style:style style:name="P9" style:family="paragraph">
      <loext:graphic-properties draw:fill="none" draw:fill-color="#f47920"/>
      <style:paragraph-properties fo:text-align="center" style:writing-mode="lr-tb"/>
      <style:text-properties fo:color="#ffffff" loext:opacity="100%" style:font-name="Roboto" fo:font-weight="bold"/>
    </style:style>
    <style:style style:name="P10" style:family="paragraph">
      <style:paragraph-properties fo:text-align="center" style:writing-mode="lr-tb"/>
      <style:text-properties style:font-name="Roboto" fo:font-weight="bold"/>
    </style:style>
    <style:style style:name="P11" style:family="paragraph">
      <loext:graphic-properties draw:fill="solid" draw:fill-color="#f47920"/>
      <style:paragraph-properties fo:text-align="center" style:writing-mode="lr-tb"/>
      <style:text-properties style:font-name="Roboto" fo:font-weight="bold"/>
    </style:style>
    <style:style style:name="P12" style:family="paragraph">
      <loext:graphic-properties draw:fill="none" draw:fill-color="#f47920"/>
      <style:paragraph-properties fo:text-align="center"/>
      <style:text-properties fo:color="#ffffff" loext:opacity="100%" style:font-name="Roboto" fo:font-weight="bold"/>
    </style:style>
    <style:style style:name="T1" style:family="text">
      <style:text-properties style:font-name="Roboto"/>
    </style:style>
    <style:style style:name="T2" style:family="text">
      <style:text-properties style:font-name="Roboto" fo:font-size="8pt" style:font-size-asian="8pt" style:font-size-complex="8pt"/>
    </style:style>
    <style:style style:name="T3" style:family="text">
      <style:text-properties style:font-name="Roboto" fo:font-size="24pt" fo:font-weight="bold"/>
    </style:style>
    <style:style style:name="T4" style:family="text">
      <style:text-properties style:text-position="-33% 58%" style:font-name="Roboto" fo:font-size="24pt" fo:font-weight="bold"/>
    </style:style>
    <style:style style:name="T5" style:family="text">
      <style:text-properties fo:color="#ffffff" loext:opacity="100%" style:font-name="Roboto" fo:font-weight="bold"/>
    </style:style>
    <style:style style:name="T6" style:family="text">
      <style:text-properties style:font-name="Robot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743cm" svg:x="6.588cm" svg:y="3.27cm">
          <text:p text:style-name="P1"><text:span text:style-name="T1">All </text:span><text:span text:style-name="T1">Combinations</text:span></text:p>
          <text:p text:style-name="P1"><text:span text:style-name="T1">Coverage</text:span></text:p>
          <text:p text:style-name="P1"><text:span text:style-name="T2"/></text:p>
          <text:p text:style-name="P1"><text:span text:style-name="T1">AC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9cm" svg:y1="5.048cm" svg:x2="11.567cm" svg:y2="5.048cm">
          <text:p/>
        </draw:line>
        <draw:custom-shape draw:style-name="gr3" draw:text-style-name="P2" xml:id="id2" draw:id="id2" draw:layer="layout" svg:width="5cm" svg:height="2.747cm" svg:x="1.628cm" svg:y="7.27cm">
          <text:p text:style-name="P1"><text:span text:style-name="T1">T-Wise</text:span></text:p>
          <text:p text:style-name="P1"><text:span text:style-name="T1">Coverage</text:span></text:p>
          <text:p text:style-name="P1"><text:span text:style-name="T2"/></text:p>
          <text:p text:style-name="P1"><text:span text:style-name="T1">TW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737cm" svg:y1="9.004cm" svg:x2="6.52cm" svg:y2="9.004cm">
          <text:p/>
        </draw:line>
        <draw:custom-shape draw:style-name="gr1" draw:text-style-name="P2" xml:id="id3" draw:id="id3" draw:layer="layout" svg:width="5.08cm" svg:height="2.743cm" svg:x="1.588cm" svg:y="11.87cm">
          <text:p text:style-name="P1"><text:span text:style-name="T1">Pair-Wise</text:span></text:p>
          <text:p text:style-name="P1"><text:span text:style-name="T1">Coverage</text:span></text:p>
          <text:p text:style-name="P1"><text:span text:style-name="T2"/></text:p>
          <text:p text:style-name="P1"><text:span text:style-name="T1">PW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709cm" svg:y1="13.604cm" svg:x2="6.546cm" svg:y2="13.604cm">
          <text:p/>
        </draw:line>
        <draw:custom-shape draw:style-name="gr1" draw:text-style-name="P2" xml:id="id4" draw:id="id4" draw:layer="layout" svg:width="5.08cm" svg:height="2.743cm" svg:x="6.588cm" svg:y="16.37cm">
          <text:p text:style-name="P1"><text:span text:style-name="T1">Each Choice</text:span></text:p>
          <text:p text:style-name="P1"><text:span text:style-name="T1">Coverage</text:span></text:p>
          <text:p text:style-name="P1"><text:span text:style-name="T2"/></text:p>
          <text:p text:style-name="P1"><text:span text:style-name="T1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6.715cm" svg:y1="18.094cm" svg:x2="11.541cm" svg:y2="18.094cm">
          <text:p/>
        </draw:line>
        <draw:custom-shape draw:style-name="gr1" draw:text-style-name="P2" xml:id="id6" draw:id="id6" draw:layer="layout" svg:width="5.08cm" svg:height="2.743cm" svg:x="11.588cm" svg:y="7.27cm">
          <text:p text:style-name="P1"><text:span text:style-name="T1">Multiple Base</text:span></text:p>
          <text:p text:style-name="P1"><text:span text:style-name="T1">Choice Coverage</text:span></text:p>
          <text:p text:style-name="P1"><text:span text:style-name="T2"/></text:p>
          <text:p text:style-name="P1"><text:span text:style-name="T1">MB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17cm" svg:y1="9.001cm" svg:x2="16.539cm" svg:y2="9.001cm">
          <text:p/>
        </draw:line>
        <draw:custom-shape draw:style-name="gr1" draw:text-style-name="P2" xml:id="id5" draw:id="id5" draw:layer="layout" svg:width="5.08cm" svg:height="2.743cm" svg:x="11.588cm" svg:y="11.87cm">
          <text:p text:style-name="P1"><text:span text:style-name="T1">Base Choice</text:span></text:p>
          <text:p text:style-name="P1"><text:span text:style-name="T1">Coverage</text:span></text:p>
          <text:p text:style-name="P1"><text:span text:style-name="T2"/></text:p>
          <text:p text:style-name="P1"><text:span text:style-name="T1">B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15cm" svg:y1="13.661cm" svg:x2="16.541cm" svg:y2="13.661cm">
          <text:p/>
        </draw:line>
        <draw:connector draw:style-name="gr5" draw:text-style-name="P4" draw:layer="layout" draw:type="line" svg:x1="9.128cm" svg:y1="6.013cm" svg:x2="4.128cm" svg:y2="7.27cm" draw:start-shape="id1" draw:start-glue-point="2" draw:end-shape="id2" draw:end-glue-point="0" svg:d="M9128 6013l-5000 1257" svg:viewBox="0 0 5001 1258">
          <text:p/>
        </draw:connector>
        <draw:connector draw:style-name="gr5" draw:text-style-name="P4" draw:layer="layout" draw:type="line" svg:x1="4.128cm" svg:y1="10.017cm" svg:x2="4.128cm" svg:y2="11.87cm" draw:start-shape="id2" draw:start-glue-point="2" draw:end-shape="id3" draw:end-glue-point="0" svg:d="M4128 10017v1853" svg:viewBox="0 0 1 1854">
          <text:p/>
        </draw:connector>
        <draw:connector draw:style-name="gr5" draw:text-style-name="P4" draw:layer="layout" draw:type="line" svg:x1="4.128cm" svg:y1="14.613cm" svg:x2="9.128cm" svg:y2="16.37cm" draw:start-shape="id3" draw:start-glue-point="2" draw:end-shape="id4" draw:end-glue-point="0" svg:d="M4128 14613l5000 1757" svg:viewBox="0 0 5001 1758">
          <text:p/>
        </draw:connector>
        <draw:connector draw:style-name="gr5" draw:text-style-name="P4" draw:layer="layout" draw:type="line" svg:x1="14.128cm" svg:y1="14.613cm" svg:x2="9.128cm" svg:y2="16.37cm" draw:start-shape="id5" draw:start-glue-point="2" draw:end-shape="id4" draw:end-glue-point="0" svg:d="M14128 14613l-5000 1757" svg:viewBox="0 0 5001 1758">
          <text:p/>
        </draw:connector>
        <draw:connector draw:style-name="gr5" draw:text-style-name="P4" draw:layer="layout" draw:type="line" svg:x1="14.128cm" svg:y1="10.013cm" svg:x2="14.128cm" svg:y2="11.87cm" draw:start-shape="id6" draw:start-glue-point="2" draw:end-shape="id5" svg:d="M14128 10013v1857" svg:viewBox="0 0 1 1858">
          <text:p/>
        </draw:connector>
        <draw:connector draw:style-name="gr5" draw:text-style-name="P4" draw:layer="layout" draw:type="line" svg:x1="9.128cm" svg:y1="6.013cm" svg:x2="14.128cm" svg:y2="7.27cm" draw:start-shape="id1" draw:start-glue-point="2" draw:end-shape="id6" draw:end-glue-point="0" svg:d="M9128 6013l5000 1257" svg:viewBox="0 0 5001 1258">
          <text:p/>
        </draw:connector>
        <draw:custom-shape draw:style-name="gr6" draw:text-style-name="P5" draw:layer="layout" svg:width="9.652cm" svg:height="5.08cm" svg:x="9.255cm" svg:y="22.59cm">
          <text:p/>
          <draw:enhanced-geometry svg:viewBox="0 0 21600 21600" draw:type="rectangle" draw:enhanced-path="M 0 0 L 21600 0 21600 21600 0 21600 0 0 Z N"/>
        </draw:custom-shape>
        <draw:path draw:style-name="gr7" draw:text-style-name="P6" draw:layer="layout" svg:width="4.19cm" svg:height="2.412cm" svg:x="9.228cm" svg:y="22.59cm" svg:viewBox="0 0 4191 2413" svg:d="M0 2413c4064 0 4191-2413 4191-2413">
          <text:p/>
        </draw:path>
        <draw:path draw:style-name="gr7" draw:text-style-name="P6" draw:layer="layout" svg:width="6.73cm" svg:height="1.523cm" draw:transform="rotate (-3.14159265358979) translate (18.907cm 25.919cm)" svg:viewBox="0 0 6731 1524" svg:d="M0 0c6644 0 6731 1524 6731 1524">
          <text:p/>
        </draw:path>
        <draw:frame draw:style-name="gr8" draw:text-style-name="P7" draw:layer="layout" svg:width="1.524cm" svg:height="1.437cm" svg:x="14.589cm" svg:y="23.606cm">
          <draw:text-box>
            <text:p><text:span text:style-name="T3">b</text:span><text:span text:style-name="T4">2</text:span></text:p>
          </draw:text-box>
        </draw:frame>
        <draw:frame draw:style-name="gr9" draw:text-style-name="P7" draw:layer="layout" svg:width="1.578cm" svg:height="2.343cm" svg:x="10.09cm" svg:y="23.106cm">
          <draw:text-box>
            <text:p><text:span text:style-name="T3">b</text:span><text:span text:style-name="T4">1</text:span></text:p>
          </draw:text-box>
        </draw:frame>
        <draw:frame draw:style-name="gr10" draw:text-style-name="P7" draw:layer="layout" svg:width="1.547cm" svg:height="1.783cm" svg:x="11.391cm" svg:y="25.506cm">
          <draw:text-box>
            <text:p><text:span text:style-name="T3">b</text:span><text:span text:style-name="T4">3</text:span></text:p>
          </draw:text-box>
        </draw:frame>
      </draw:page>
      <draw:page draw:name="page2" draw:style-name="dp1" draw:master-page-name="Default">
        <draw:custom-shape draw:style-name="gr11" draw:text-style-name="P9" xml:id="id22" draw:id="id22" draw:layer="layout" svg:width="9.652cm" svg:height="2.54cm" svg:x="5.299cm" svg:y="2.398cm">
          <text:p text:style-name="P8"><text:span text:style-name="T5">Four Structures for</text:span></text:p>
          <text:p text:style-name="P8"><text:span text:style-name="T5">Modeling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7" draw:id="id7" draw:layer="layout" svg:width="3.683cm" svg:height="2.159cm" svg:x="0.746cm" svg:y="7.478cm">
          <text:p text:style-name="P8"><text:span text:style-name="T5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23" draw:id="id23" draw:layer="layout" svg:width="3.683cm" svg:height="2.159cm" svg:x="5.746cm" svg:y="7.478cm">
          <text:p text:style-name="P10"><text:span text:style-name="T6">Input</text:span></text:p>
          <text:p text:style-name="P10"><text:span text:style-name="T6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2" draw:id="id12" draw:layer="layout" svg:width="3.683cm" svg:height="2.159cm" svg:x="10.746cm" svg:y="7.478cm">
          <text:p text:style-name="P8"><text:span text:style-name="T5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7" draw:id="id17" draw:layer="layout" svg:width="3.683cm" svg:height="2.159cm" svg:x="15.746cm" svg:y="7.478cm">
          <text:p text:style-name="P8"><text:span text:style-name="T5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8" draw:id="id8" draw:layer="layout" svg:width="2.921cm" svg:height="1.397cm" svg:x="-2.492cm" svg:y="11.944cm">
          <text:p text:style-name="P8"><text:span text:style-name="T5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9" draw:id="id9" draw:layer="layout" svg:width="2.921cm" svg:height="1.397cm" svg:x="1.508cm" svg:y="11.944cm">
          <text:p text:style-name="P8"><text:span text:style-name="T5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0" draw:id="id10" draw:layer="layout" svg:width="2.921cm" svg:height="1.397cm" svg:x="-0.492cm" svg:y="14.244cm">
          <text:p text:style-name="P8"><text:span text:style-name="T5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1" draw:id="id11" draw:layer="layout" svg:width="2.921cm" svg:height="1.616cm" svg:x="3.508cm" svg:y="14.244cm">
          <text:p text:style-name="P8"><text:span text:style-name="T5">Use</text:span></text:p>
          <text:p text:style-name="P8"><text:span text:style-name="T5">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3" draw:id="id13" draw:layer="layout" svg:width="2.921cm" svg:height="1.397cm" svg:x="7.108cm" svg:y="11.844cm">
          <text:p text:style-name="P8"><text:span text:style-name="T5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4" draw:id="id14" draw:layer="layout" svg:width="2.921cm" svg:height="1.397cm" svg:x="11.108cm" svg:y="11.844cm">
          <text:p text:style-name="P8"><text:span text:style-name="T5">F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5" draw:id="id15" draw:layer="layout" svg:width="2.921cm" svg:height="1.397cm" svg:x="9.108cm" svg:y="14.244cm">
          <text:p text:style-name="P8"><text:span text:style-name="T5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6" draw:id="id16" draw:layer="layout" svg:width="2.921cm" svg:height="1.397cm" svg:x="13.108cm" svg:y="14.244cm">
          <text:p text:style-name="P8"><text:span text:style-name="T5">D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8" draw:id="id18" draw:layer="layout" svg:width="2.921cm" svg:height="1.397cm" svg:x="15.508cm" svg:y="11.844cm">
          <text:p text:style-name="P8"><text:span text:style-name="T5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9" draw:id="id19" draw:layer="layout" svg:width="2.921cm" svg:height="1.397cm" svg:x="19.508cm" svg:y="11.844cm">
          <text:p text:style-name="P8"><text:span text:style-name="T5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0" draw:id="id20" draw:layer="layout" svg:width="2.921cm" svg:height="1.397cm" svg:x="17.508cm" svg:y="14.244cm">
          <text:p text:style-name="P8"><text:span text:style-name="T5">Int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1" draw:id="id21" draw:layer="layout" svg:width="2.921cm" svg:height="1.397cm" svg:x="21.508cm" svg:y="14.244cm">
          <text:p text:style-name="P8"><text:span text:style-name="T5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2" draw:layer="layout" draw:line-skew="-0.01cm" svg:x1="2.587cm" svg:y1="9.637cm" svg:x2="-1.031cm" svg:y2="11.944cm" draw:start-shape="id7" draw:start-glue-point="2" draw:end-shape="id8" draw:end-glue-point="0" svg:d="M2587 9637v1143h-3618v1164" svg:viewBox="0 0 3619 2308">
          <text:p/>
        </draw:connector>
        <draw:connector draw:style-name="gr16" draw:text-style-name="P12" draw:layer="layout" draw:line-skew="-0.01cm" svg:x1="2.587cm" svg:y1="9.637cm" svg:x2="2.968cm" svg:y2="11.944cm" draw:start-shape="id7" draw:start-glue-point="2" draw:end-shape="id9" draw:end-glue-point="0" svg:d="M2587 9637v1143h381v1164" svg:viewBox="0 0 382 2308">
          <text:p/>
        </draw:connector>
        <draw:connector draw:style-name="gr16" draw:text-style-name="P12" draw:layer="layout" draw:line-skew="-1.16cm" svg:x1="2.587cm" svg:y1="9.637cm" svg:x2="0.968cm" svg:y2="14.244cm" draw:start-shape="id7" draw:start-glue-point="2" draw:end-shape="id10" draw:end-glue-point="0" svg:d="M2587 9637v1143h-1619v3464" svg:viewBox="0 0 1620 4608">
          <text:p/>
        </draw:connector>
        <draw:connector draw:style-name="gr16" draw:text-style-name="P12" draw:layer="layout" draw:line-skew="-1.16cm" svg:x1="2.587cm" svg:y1="9.637cm" svg:x2="4.968cm" svg:y2="14.244cm" draw:start-shape="id7" draw:end-shape="id11" draw:end-glue-point="0" svg:d="M2587 9637v1144h2381v3463" svg:viewBox="0 0 2382 4608">
          <text:p/>
        </draw:connector>
        <draw:connector draw:style-name="gr16" draw:text-style-name="P12" draw:layer="layout" draw:line-skew="0.04cm" svg:x1="12.587cm" svg:y1="9.637cm" svg:x2="8.568cm" svg:y2="11.844cm" draw:start-shape="id12" draw:start-glue-point="2" draw:end-shape="id13" draw:end-glue-point="0" svg:d="M12587 9637v1143h-4019v1064" svg:viewBox="0 0 4020 2208">
          <text:p/>
        </draw:connector>
        <draw:connector draw:style-name="gr16" draw:text-style-name="P12" draw:layer="layout" svg:x1="12.587cm" svg:y1="9.637cm" svg:x2="12.568cm" svg:y2="11.844cm" draw:start-shape="id12" draw:end-shape="id14" draw:end-glue-point="0" svg:d="M12587 9637v1103h-19v1104" svg:viewBox="0 0 20 2208">
          <text:p/>
        </draw:connector>
        <draw:connector draw:style-name="gr16" draw:text-style-name="P12" draw:layer="layout" draw:line-skew="-1.16cm" svg:x1="12.587cm" svg:y1="9.637cm" svg:x2="10.568cm" svg:y2="14.244cm" draw:start-shape="id12" draw:start-glue-point="2" draw:end-shape="id15" draw:end-glue-point="0" svg:d="M12587 9637v1143h-2019v3464" svg:viewBox="0 0 2020 4608">
          <text:p/>
        </draw:connector>
        <draw:connector draw:style-name="gr16" draw:text-style-name="P12" draw:layer="layout" draw:line-skew="-1.16cm" svg:x1="12.587cm" svg:y1="9.637cm" svg:x2="14.568cm" svg:y2="14.244cm" draw:start-shape="id12" draw:end-shape="id16" draw:end-glue-point="0" svg:d="M12587 9637v1143h1981v3464" svg:viewBox="0 0 1982 4608">
          <text:p/>
        </draw:connector>
        <draw:connector draw:style-name="gr16" draw:text-style-name="P12" draw:layer="layout" draw:line-skew="0.04cm" svg:x1="17.587cm" svg:y1="9.637cm" svg:x2="16.968cm" svg:y2="11.844cm" draw:start-shape="id17" draw:start-glue-point="2" draw:end-shape="id18" draw:end-glue-point="0" svg:d="M17587 9637v1143h-619v1064" svg:viewBox="0 0 620 2208">
          <text:p/>
        </draw:connector>
        <draw:connector draw:style-name="gr16" draw:text-style-name="P12" draw:layer="layout" draw:line-skew="0.04cm" svg:x1="17.587cm" svg:y1="9.637cm" svg:x2="20.968cm" svg:y2="11.844cm" draw:start-shape="id17" draw:start-glue-point="2" draw:end-shape="id19" draw:end-glue-point="0" svg:d="M17587 9637v1143h3381v1064" svg:viewBox="0 0 3382 2208">
          <text:p/>
        </draw:connector>
        <draw:connector draw:style-name="gr16" draw:text-style-name="P12" draw:layer="layout" draw:line-skew="-1.16cm" svg:x1="17.587cm" svg:y1="9.637cm" svg:x2="18.968cm" svg:y2="14.244cm" draw:start-shape="id17" draw:end-shape="id20" draw:end-glue-point="0" svg:d="M17587 9637v1143h1381v3464" svg:viewBox="0 0 1382 4608">
          <text:p/>
        </draw:connector>
        <draw:connector draw:style-name="gr16" draw:text-style-name="P12" draw:layer="layout" draw:line-skew="-1.16cm" svg:x1="17.587cm" svg:y1="9.637cm" svg:x2="22.968cm" svg:y2="14.244cm" draw:start-shape="id17" draw:end-shape="id21" draw:end-glue-point="0" svg:d="M17587 9637v1143h5381v3464" svg:viewBox="0 0 5382 4608">
          <text:p/>
        </draw:connector>
        <draw:connector draw:style-name="gr16" draw:text-style-name="P12" draw:layer="layout" svg:x1="10.125cm" svg:y1="4.938cm" svg:x2="2.587cm" svg:y2="7.478cm" draw:start-shape="id22" draw:start-glue-point="2" draw:end-shape="id7" draw:end-glue-point="0" svg:d="M10125 4938v1270h-7538v1270" svg:viewBox="0 0 7539 2541">
          <text:p/>
        </draw:connector>
        <draw:connector draw:style-name="gr16" draw:text-style-name="P12" draw:layer="layout" svg:x1="10.125cm" svg:y1="4.938cm" svg:x2="7.587cm" svg:y2="7.478cm" draw:start-shape="id22" draw:end-shape="id23" draw:end-glue-point="0" svg:d="M10125 4938v1270h-2538v1270" svg:viewBox="0 0 2539 2541">
          <text:p/>
        </draw:connector>
        <draw:connector draw:style-name="gr16" draw:text-style-name="P12" draw:layer="layout" svg:x1="10.125cm" svg:y1="4.938cm" svg:x2="12.587cm" svg:y2="7.478cm" draw:start-shape="id22" draw:start-glue-point="2" draw:end-shape="id12" svg:d="M10125 4938v1270h2462v1270" svg:viewBox="0 0 2463 2541">
          <text:p/>
        </draw:connector>
        <draw:connector draw:style-name="gr16" draw:text-style-name="P12" draw:layer="layout" svg:x1="10.125cm" svg:y1="4.938cm" svg:x2="17.587cm" svg:y2="7.478cm" draw:start-shape="id22" draw:end-shape="id17" svg:d="M10125 4938v1270h7462v1270" svg:viewBox="0 0 7463 25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5T12:58:04.953010154</meta:creation-date>
    <dc:date>2022-03-30T05:13:22.815910861</dc:date>
    <meta:editing-duration>PT1M46S</meta:editing-duration>
    <meta:editing-cycles>4</meta:editing-cycles>
    <meta:generator>LibreOffice/7.2.5.2$Linux_X86_64 LibreOffice_project/20$Build-2</meta:generator>
    <meta:document-statistic meta:object-count="57"/>
  </office:meta>
</office:document-meta>
</file>